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verterRendered2PNG.getSource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Rendered2PNG.convert( Image src , Map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ageConverterRendered2PNG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